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4654AA1B6D6A05CF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svg:stroke-color="#ff3838" draw:fill-color="#77bc65" draw:textarea-horizontal-align="justify" draw:textarea-vertical-align="middle" draw:auto-grow-height="false" fo:min-height="1.323cm" fo:min-width="1.07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3465a4" draw:fill="solid" draw:fill-color="#729fcf" draw:opacity="0%" draw:textarea-horizontal-align="justify" draw:textarea-vertical-align="middle" draw:auto-grow-height="false" fo:min-height="2.366cm" fo:min-width="1.888cm" draw:shadow-opacity="0%"/>
    </style:style>
    <style:style style:name="gr6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02cm" svg:stroke-color="#000000" draw:marker-start="Arrow" draw:marker-start-width="0.352cm" draw:marker-end-width="0.352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3465a4" draw:fill="solid" draw:fill-color="#729fcf" draw:opacity="0%" draw:textarea-horizontal-align="justify" draw:textarea-vertical-align="middle" draw:auto-grow-height="false" fo:min-height="2.366cm" fo:min-width="1.544cm" draw:shadow-opacity="0%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1.247cm" fo:min-width="0.587cm"/>
    </style:style>
    <style:style style:name="gr11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916cm"/>
      <style:paragraph-properties style:writing-mode="lr-tb"/>
    </style:style>
    <style:style style:name="gr16" style:family="graphic" style:parent-style-name="standard">
      <style:graphic-properties svg:stroke-color="#5eb91e" draw:fill-color="#729fcf" draw:textarea-horizontal-align="justify" draw:textarea-vertical-align="middle" draw:auto-grow-height="false" fo:min-height="0.15cm" fo:min-width="0cm"/>
    </style:style>
    <style:style style:name="gr17" style:family="graphic" style:parent-style-name="standard">
      <style:graphic-properties svg:stroke-color="#5eb91e" draw:fill-color="#729fcf" draw:textarea-horizontal-align="justify" draw:textarea-vertical-align="middle" draw:auto-grow-height="false" fo:min-height="0.125cm" fo:min-width="0cm"/>
    </style:style>
    <style:style style:name="gr18" style:family="graphic" style:parent-style-name="standard">
      <style:graphic-properties draw:stroke="none" svg:stroke-color="#5eb91e" draw:fill="none" draw:fill-color="#000000" draw:auto-grow-height="true" draw:auto-grow-width="false" fo:max-height="0cm" fo:min-height="0.712cm"/>
      <style:paragraph-properties style:writing-mode="lr-tb"/>
    </style:style>
    <style:style style:name="gr19" style:family="graphic" style:parent-style-name="standard">
      <style:graphic-properties draw:stroke="none" svg:stroke-color="#5eb91e" draw:fill="none" draw:fill-color="#5eb91e" draw:auto-grow-height="true" draw:auto-grow-width="false" fo:max-height="0cm" fo:min-height="0.712cm"/>
      <style:paragraph-properties style:writing-mode="lr-tb"/>
    </style:style>
    <style:style style:name="gr20" style:family="graphic" style:parent-style-name="standard">
      <style:graphic-properties draw:stroke="none" svg:stroke-color="#5eb91e" draw:fill="none" draw:fill-color="#5eb91e" draw:auto-grow-height="true" draw:auto-grow-width="false" fo:max-height="0cm" fo:min-height="1.423cm"/>
      <style:paragraph-properties style:writing-mode="lr-tb"/>
    </style:style>
    <style:style style:name="gr21" style:family="graphic">
      <style:graphic-properties style:protect="size"/>
    </style:style>
    <style:style style:name="pr1" style:family="presentation" style:parent-style-name="Title_20__2b__20_Conten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77bc65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729fcf" draw:opacity="0%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-color="#729fcf"/>
      <style:paragraph-properties fo:text-align="center"/>
    </style:style>
    <style:style style:name="P8" style:family="paragraph">
      <loext:graphic-properties draw:fill="none" draw:fill-color="#000000"/>
      <style:paragraph-properties style:writing-mode="lr-tb"/>
      <style:text-properties style:text-outline="true"/>
    </style:style>
    <style:style style:name="P9" style:family="paragraph">
      <loext:graphic-properties draw:fill="none" draw:fill-color="#5eb91e"/>
      <style:paragraph-properties style:writing-mode="lr-tb"/>
      <style:text-properties style:text-outline="true"/>
    </style:style>
    <style:style style:name="P10" style:family="paragraph">
      <loext:graphic-properties draw:fill-color="#ffffff"/>
      <style:paragraph-properties style:writing-mode="lr-tb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style:text-outline="tru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la</presentation:footer-decl>
      <presentation:date-time-decl presentation:name="dtd1" presentation:source="current-date" style:data-style-name="D7"/>
      <draw:page draw:name="page1" draw:style-name="dp1" draw:master-page-name="Title_20__2b__20_Content" presentation:presentation-page-layout-name="AL1T11" presentation:use-footer-name="ftr1" presentation:use-date-time-name="dtd1">
        <office:forms form:automatic-focus="false" form:apply-design-mode="false"/>
        <draw:custom-shape draw:style-name="gr1" draw:text-style-name="P1" draw:layer="layout" svg:width="2.223cm" svg:height="2.223cm" svg:x="2.541cm" svg:y="10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094cm" svg:height="1.8cm" svg:x="3.246cm" svg:y="10.183cm">
          <draw:text-box>
            <text:p>+ <text:s/></text:p>
          </draw:text-box>
        </draw:frame>
        <draw:frame draw:style-name="gr3" draw:text-style-name="P2" draw:layer="layout" svg:width="0.706cm" svg:height="0.962cm" svg:x="3.264cm" svg:y="11.021cm">
          <draw:text-box>
            <text:p>-</text:p>
          </draw:text-box>
        </draw:frame>
        <draw:g>
          <draw:line draw:style-name="gr4" draw:text-style-name="P3" draw:layer="layout" svg:x1="14.71cm" svg:y1="12.758cm" svg:x2="14.305cm" svg:y2="12.628cm">
            <text:p/>
          </draw:line>
          <draw:line draw:style-name="gr4" draw:text-style-name="P3" draw:layer="layout" svg:x1="15.1cm" svg:y1="12.346cm" svg:x2="14.306cm" svg:y2="12.63cm">
            <text:p/>
          </draw:line>
          <draw:line draw:style-name="gr4" draw:text-style-name="P3" draw:layer="layout" svg:x1="15.117cm" svg:y1="11.798cm" svg:x2="14.293cm" svg:y2="11.524cm">
            <text:p/>
          </draw:line>
          <draw:line draw:style-name="gr4" draw:text-style-name="P3" draw:layer="layout" svg:x1="15.12cm" svg:y1="12.359cm" svg:x2="14.296cm" svg:y2="12.085cm">
            <text:p/>
          </draw:line>
          <draw:line draw:style-name="gr4" draw:text-style-name="P3" draw:layer="layout" svg:x1="15.111cm" svg:y1="11.787cm" svg:x2="14.317cm" svg:y2="12.071cm">
            <text:p/>
          </draw:line>
          <draw:line draw:style-name="gr4" draw:text-style-name="P3" draw:layer="layout" svg:x1="15.082cm" svg:y1="11.233cm" svg:x2="14.288cm" svg:y2="11.517cm">
            <text:p/>
          </draw:line>
          <draw:line draw:style-name="gr4" draw:text-style-name="P3" draw:layer="layout" svg:x1="15.043cm" svg:y1="11.238cm" svg:x2="14.638cm" svg:y2="11.108cm">
            <text:p/>
          </draw:line>
        </draw:g>
        <draw:g>
          <draw:line draw:style-name="gr4" draw:text-style-name="P3" draw:layer="layout" svg:x1="21.406cm" svg:y1="4.475cm" svg:x2="21.001cm" svg:y2="4.345cm">
            <text:p/>
          </draw:line>
          <draw:line draw:style-name="gr4" draw:text-style-name="P3" draw:layer="layout" svg:x1="21.796cm" svg:y1="4.063cm" svg:x2="21.002cm" svg:y2="4.347cm">
            <text:p/>
          </draw:line>
          <draw:line draw:style-name="gr4" draw:text-style-name="P3" draw:layer="layout" svg:x1="21.813cm" svg:y1="3.515cm" svg:x2="20.989cm" svg:y2="3.241cm">
            <text:p/>
          </draw:line>
          <draw:line draw:style-name="gr4" draw:text-style-name="P3" draw:layer="layout" svg:x1="21.816cm" svg:y1="4.076cm" svg:x2="20.992cm" svg:y2="3.802cm">
            <text:p/>
          </draw:line>
          <draw:line draw:style-name="gr4" draw:text-style-name="P3" draw:layer="layout" svg:x1="21.807cm" svg:y1="3.504cm" svg:x2="21.013cm" svg:y2="3.788cm">
            <text:p/>
          </draw:line>
          <draw:line draw:style-name="gr4" draw:text-style-name="P3" draw:layer="layout" svg:x1="21.778cm" svg:y1="2.95cm" svg:x2="20.984cm" svg:y2="3.234cm">
            <text:p/>
          </draw:line>
          <draw:line draw:style-name="gr4" draw:text-style-name="P3" draw:layer="layout" svg:x1="21.739cm" svg:y1="2.955cm" svg:x2="21.334cm" svg:y2="2.825cm">
            <text:p/>
          </draw:line>
        </draw:g>
        <draw:g>
          <draw:line draw:style-name="gr4" draw:text-style-name="P3" draw:layer="layout" svg:x1="10.263cm" svg:y1="3.829cm" svg:x2="9.858cm" svg:y2="3.699cm">
            <text:p/>
          </draw:line>
          <draw:line draw:style-name="gr4" draw:text-style-name="P3" draw:layer="layout" svg:x1="10.653cm" svg:y1="3.417cm" svg:x2="9.859cm" svg:y2="3.701cm">
            <text:p/>
          </draw:line>
          <draw:line draw:style-name="gr4" draw:text-style-name="P3" draw:layer="layout" svg:x1="10.67cm" svg:y1="2.869cm" svg:x2="9.846cm" svg:y2="2.595cm">
            <text:p/>
          </draw:line>
          <draw:line draw:style-name="gr4" draw:text-style-name="P3" draw:layer="layout" svg:x1="10.673cm" svg:y1="3.43cm" svg:x2="9.849cm" svg:y2="3.156cm">
            <text:p/>
          </draw:line>
          <draw:line draw:style-name="gr4" draw:text-style-name="P3" draw:layer="layout" svg:x1="10.664cm" svg:y1="2.858cm" svg:x2="9.87cm" svg:y2="3.142cm">
            <text:p/>
          </draw:line>
          <draw:line draw:style-name="gr4" draw:text-style-name="P3" draw:layer="layout" svg:x1="10.635cm" svg:y1="2.304cm" svg:x2="9.841cm" svg:y2="2.588cm">
            <text:p/>
          </draw:line>
          <draw:line draw:style-name="gr4" draw:text-style-name="P3" draw:layer="layout" svg:x1="10.596cm" svg:y1="2.309cm" svg:x2="10.191cm" svg:y2="2.179cm">
            <text:p/>
          </draw:line>
        </draw:g>
        <draw:g>
          <draw:line draw:style-name="gr4" draw:text-style-name="P3" draw:layer="layout" svg:x1="13.706cm" svg:y1="4.185cm" svg:x2="13.301cm" svg:y2="4.055cm">
            <text:p/>
          </draw:line>
          <draw:line draw:style-name="gr4" draw:text-style-name="P3" draw:layer="layout" svg:x1="14.096cm" svg:y1="3.773cm" svg:x2="13.302cm" svg:y2="4.057cm">
            <text:p/>
          </draw:line>
          <draw:line draw:style-name="gr4" draw:text-style-name="P3" draw:layer="layout" svg:x1="14.113cm" svg:y1="3.225cm" svg:x2="13.289cm" svg:y2="2.951cm">
            <text:p/>
          </draw:line>
          <draw:line draw:style-name="gr4" draw:text-style-name="P3" draw:layer="layout" svg:x1="14.116cm" svg:y1="3.786cm" svg:x2="13.292cm" svg:y2="3.512cm">
            <text:p/>
          </draw:line>
          <draw:line draw:style-name="gr4" draw:text-style-name="P3" draw:layer="layout" svg:x1="14.107cm" svg:y1="3.214cm" svg:x2="13.313cm" svg:y2="3.498cm">
            <text:p/>
          </draw:line>
          <draw:line draw:style-name="gr4" draw:text-style-name="P3" draw:layer="layout" svg:x1="14.078cm" svg:y1="2.66cm" svg:x2="13.284cm" svg:y2="2.944cm">
            <text:p/>
          </draw:line>
          <draw:line draw:style-name="gr4" draw:text-style-name="P3" draw:layer="layout" svg:x1="14.039cm" svg:y1="2.665cm" svg:x2="13.634cm" svg:y2="2.535cm">
            <text:p/>
          </draw:line>
        </draw:g>
        <draw:g>
          <draw:line draw:style-name="gr4" draw:text-style-name="P3" draw:layer="layout" svg:x1="24.007cm" svg:y1="11.822cm" svg:x2="23.602cm" svg:y2="11.692cm">
            <text:p/>
          </draw:line>
          <draw:line draw:style-name="gr4" draw:text-style-name="P3" draw:layer="layout" svg:x1="24.397cm" svg:y1="11.41cm" svg:x2="23.603cm" svg:y2="11.694cm">
            <text:p/>
          </draw:line>
          <draw:line draw:style-name="gr4" draw:text-style-name="P3" draw:layer="layout" svg:x1="24.414cm" svg:y1="10.862cm" svg:x2="23.59cm" svg:y2="10.588cm">
            <text:p/>
          </draw:line>
          <draw:line draw:style-name="gr4" draw:text-style-name="P3" draw:layer="layout" svg:x1="24.417cm" svg:y1="11.423cm" svg:x2="23.593cm" svg:y2="11.149cm">
            <text:p/>
          </draw:line>
          <draw:line draw:style-name="gr4" draw:text-style-name="P3" draw:layer="layout" svg:x1="24.408cm" svg:y1="10.851cm" svg:x2="23.614cm" svg:y2="11.135cm">
            <text:p/>
          </draw:line>
          <draw:line draw:style-name="gr4" draw:text-style-name="P3" draw:layer="layout" svg:x1="24.379cm" svg:y1="10.297cm" svg:x2="23.585cm" svg:y2="10.581cm">
            <text:p/>
          </draw:line>
          <draw:line draw:style-name="gr4" draw:text-style-name="P3" draw:layer="layout" svg:x1="24.34cm" svg:y1="10.302cm" svg:x2="23.935cm" svg:y2="10.172cm">
            <text:p/>
          </draw:line>
        </draw:g>
        <draw:g>
          <draw:line draw:style-name="gr4" draw:text-style-name="P3" draw:layer="layout" svg:x1="10.32cm" svg:y1="12.669cm" svg:x2="9.915cm" svg:y2="12.539cm">
            <text:p/>
          </draw:line>
          <draw:line draw:style-name="gr4" draw:text-style-name="P3" draw:layer="layout" svg:x1="10.71cm" svg:y1="12.257cm" svg:x2="9.916cm" svg:y2="12.541cm">
            <text:p/>
          </draw:line>
          <draw:line draw:style-name="gr4" draw:text-style-name="P3" draw:layer="layout" svg:x1="10.727cm" svg:y1="11.709cm" svg:x2="9.903cm" svg:y2="11.435cm">
            <text:p/>
          </draw:line>
          <draw:line draw:style-name="gr4" draw:text-style-name="P3" draw:layer="layout" svg:x1="10.73cm" svg:y1="12.27cm" svg:x2="9.906cm" svg:y2="11.996cm">
            <text:p/>
          </draw:line>
          <draw:line draw:style-name="gr4" draw:text-style-name="P3" draw:layer="layout" svg:x1="10.721cm" svg:y1="11.698cm" svg:x2="9.927cm" svg:y2="11.982cm">
            <text:p/>
          </draw:line>
          <draw:line draw:style-name="gr4" draw:text-style-name="P3" draw:layer="layout" svg:x1="10.692cm" svg:y1="11.144cm" svg:x2="9.898cm" svg:y2="11.428cm">
            <text:p/>
          </draw:line>
          <draw:line draw:style-name="gr4" draw:text-style-name="P3" draw:layer="layout" svg:x1="10.653cm" svg:y1="11.149cm" svg:x2="10.248cm" svg:y2="11.019cm">
            <text:p/>
          </draw:line>
        </draw:g>
        <draw:g>
          <draw:line draw:style-name="gr4" draw:text-style-name="P3" draw:layer="layout" svg:x1="4.451cm" svg:y1="6.824cm" svg:x2="4.578cm" svg:y2="6.418cm">
            <text:p/>
          </draw:line>
          <draw:line draw:style-name="gr4" draw:text-style-name="P3" draw:layer="layout" svg:x1="4.866cm" svg:y1="7.211cm" svg:x2="4.576cm" svg:y2="6.419cm">
            <text:p/>
          </draw:line>
          <draw:line draw:style-name="gr4" draw:text-style-name="P3" draw:layer="layout" svg:x1="5.414cm" svg:y1="7.225cm" svg:x2="5.682cm" svg:y2="6.399cm">
            <text:p/>
          </draw:line>
          <draw:line draw:style-name="gr4" draw:text-style-name="P3" draw:layer="layout" svg:x1="4.853cm" svg:y1="7.232cm" svg:x2="5.121cm" svg:y2="6.406cm">
            <text:p/>
          </draw:line>
          <draw:line draw:style-name="gr4" draw:text-style-name="P3" draw:layer="layout" svg:x1="5.425cm" svg:y1="7.218cm" svg:x2="5.135cm" svg:y2="6.426cm">
            <text:p/>
          </draw:line>
          <draw:line draw:style-name="gr4" draw:text-style-name="P3" draw:layer="layout" svg:x1="5.979cm" svg:y1="7.185cm" svg:x2="5.689cm" svg:y2="6.393cm">
            <text:p/>
          </draw:line>
          <draw:line draw:style-name="gr4" draw:text-style-name="P3" draw:layer="layout" svg:x1="5.973cm" svg:y1="7.147cm" svg:x2="6.1cm" svg:y2="6.741cm">
            <text:p/>
          </draw:line>
        </draw:g>
        <draw:g>
          <draw:line draw:style-name="gr4" draw:text-style-name="P3" draw:layer="layout" svg:x1="7.976cm" svg:y1="7.293cm" svg:x2="7.976cm" svg:y2="6.15cm">
            <text:p/>
          </draw:line>
          <draw:line draw:style-name="gr4" draw:text-style-name="P3" draw:layer="layout" svg:x1="7.976cm" svg:y1="7.293cm" svg:x2="7.976cm" svg:y2="6.15cm">
            <text:p/>
          </draw:line>
          <draw:line draw:style-name="gr4" draw:text-style-name="P3" draw:layer="layout" svg:x1="8.665cm" svg:y1="7.293cm" svg:x2="8.665cm" svg:y2="6.15cm">
            <text:p/>
          </draw:line>
          <draw:line draw:style-name="gr4" draw:text-style-name="P3" draw:layer="layout" svg:x1="9.597cm" svg:y1="6.73cm" svg:x2="8.662cm" svg:y2="6.721cm">
            <text:p/>
          </draw:line>
          <draw:line draw:style-name="gr4" draw:text-style-name="P3" draw:layer="layout" svg:x1="7.991cm" svg:y1="6.73cm" svg:x2="7.056cm" svg:y2="6.721cm">
            <text:p/>
          </draw:line>
        </draw:g>
        <draw:g>
          <draw:custom-shape draw:style-name="gr5" draw:text-style-name="P4" draw:layer="layout" svg:width="2.388cm" svg:height="2.616cm" svg:x="12.501cm" svg:y="5.347cm">
            <text:p/>
            <draw:enhanced-geometry svg:viewBox="0 0 21600 21600" draw:type="rectangle" draw:enhanced-path="M 0 0 L 21600 0 21600 21600 0 21600 0 0 Z N"/>
          </draw:custom-shape>
          <draw:g>
            <draw:g>
              <draw:line draw:style-name="gr6" draw:text-style-name="P3" draw:layer="layout" svg:x1="13.098cm" svg:y1="6.037cm" svg:x2="13.098cm" svg:y2="7.309cm">
                <text:p/>
              </draw:line>
              <draw:line draw:style-name="gr6" draw:text-style-name="P3" draw:layer="layout" svg:x1="13.712cm" svg:y1="6.019cm" svg:x2="13.098cm" svg:y2="6.354cm">
                <text:p/>
              </draw:line>
              <draw:line draw:style-name="gr7" draw:text-style-name="P3" draw:layer="layout" svg:x1="13.712cm" svg:y1="7.318cm" svg:x2="13.098cm" svg:y2="6.983cm">
                <text:p/>
              </draw:line>
              <draw:line draw:style-name="gr6" draw:text-style-name="P3" draw:layer="layout" svg:x1="13.695cm" svg:y1="5.383cm" svg:x2="13.695cm" svg:y2="6.019cm">
                <text:p/>
              </draw:line>
              <draw:line draw:style-name="gr6" draw:text-style-name="P3" draw:layer="layout" svg:x1="13.695cm" svg:y1="7.311cm" svg:x2="13.695cm" svg:y2="7.947cm">
                <text:p/>
              </draw:line>
              <draw:line draw:style-name="gr6" draw:text-style-name="P3" draw:layer="layout" svg:x1="12.501cm" svg:y1="6.688cm" svg:x2="13.081cm" svg:y2="6.688cm">
                <text:p/>
              </draw:line>
            </draw:g>
          </draw:g>
        </draw:g>
        <draw:g>
          <draw:line draw:style-name="gr4" draw:text-style-name="P3" draw:layer="layout" svg:x1="16.24cm" svg:y1="11.651cm" svg:x2="17.499cm" svg:y2="11.651cm">
            <text:p/>
          </draw:line>
          <draw:line draw:style-name="gr4" draw:text-style-name="P3" draw:layer="layout" svg:x1="16.24cm" svg:y1="11.651cm" svg:x2="17.499cm" svg:y2="11.651cm">
            <text:p/>
          </draw:line>
          <draw:line draw:style-name="gr4" draw:text-style-name="P3" draw:layer="layout" svg:x1="16.24cm" svg:y1="12.224cm" svg:x2="17.499cm" svg:y2="12.224cm">
            <text:p/>
          </draw:line>
          <draw:line draw:style-name="gr4" draw:text-style-name="P3" draw:layer="layout" svg:x1="16.861cm" svg:y1="12.999cm" svg:x2="16.871cm" svg:y2="12.22cm">
            <text:p/>
          </draw:line>
          <draw:line draw:style-name="gr4" draw:text-style-name="P3" draw:layer="layout" svg:x1="16.861cm" svg:y1="11.662cm" svg:x2="16.871cm" svg:y2="10.883cm">
            <text:p/>
          </draw:line>
        </draw:g>
        <draw:g>
          <draw:line draw:style-name="gr4" draw:text-style-name="P3" draw:layer="layout" svg:x1="22.301cm" svg:y1="8.209cm" svg:x2="22.301cm" svg:y2="7.15cm">
            <text:p/>
          </draw:line>
          <draw:line draw:style-name="gr4" draw:text-style-name="P3" draw:layer="layout" svg:x1="22.301cm" svg:y1="8.209cm" svg:x2="22.301cm" svg:y2="7.15cm">
            <text:p/>
          </draw:line>
          <draw:line draw:style-name="gr4" draw:text-style-name="P3" draw:layer="layout" svg:x1="22.951cm" svg:y1="8.209cm" svg:x2="22.951cm" svg:y2="7.15cm">
            <text:p/>
          </draw:line>
          <draw:line draw:style-name="gr4" draw:text-style-name="P3" draw:layer="layout" svg:x1="23.831cm" svg:y1="7.687cm" svg:x2="22.948cm" svg:y2="7.679cm">
            <text:p/>
          </draw:line>
          <draw:line draw:style-name="gr4" draw:text-style-name="P3" draw:layer="layout" svg:x1="22.315cm" svg:y1="7.687cm" svg:x2="21.432cm" svg:y2="7.679cm">
            <text:p/>
          </draw:line>
        </draw:g>
        <draw:line draw:style-name="gr8" draw:text-style-name="P3" draw:layer="layout" svg:x1="3.705cm" svg:y1="10.006cm" svg:x2="3.705cm" svg:y2="6.833cm">
          <text:p/>
        </draw:line>
        <draw:line draw:style-name="gr8" draw:text-style-name="P3" draw:layer="layout" svg:x1="3.705cm" svg:y1="6.833cm" svg:x2="4.451cm" svg:y2="6.824cm">
          <text:p/>
        </draw:line>
        <draw:line draw:style-name="gr8" draw:text-style-name="P3" draw:layer="layout" svg:x1="6.1cm" svg:y1="6.741cm" svg:x2="7.056cm" svg:y2="6.73cm">
          <text:p/>
        </draw:line>
        <draw:line draw:style-name="gr8" draw:text-style-name="P3" draw:layer="layout" svg:x1="10.263cm" svg:y1="3.829cm" svg:x2="10.263cm" svg:y2="11.021cm">
          <text:p/>
        </draw:line>
        <draw:line draw:style-name="gr8" draw:text-style-name="P3" draw:layer="layout" svg:x1="9.597cm" svg:y1="6.73cm" svg:x2="12.748cm" svg:y2="6.692cm">
          <text:p/>
        </draw:line>
        <draw:line draw:style-name="gr8" draw:text-style-name="P3" draw:layer="layout" svg:x1="10.185cm" svg:y1="2.179cm" svg:x2="10.191cm" svg:y2="1.381cm">
          <text:p/>
        </draw:line>
        <draw:line draw:style-name="gr8" draw:text-style-name="P3" draw:layer="layout" svg:x1="10.191cm" svg:y1="1.381cm" svg:x2="13.66cm" svg:y2="1.381cm">
          <text:p/>
        </draw:line>
        <draw:line draw:style-name="gr8" draw:text-style-name="P3" draw:layer="layout" svg:x1="13.66cm" svg:y1="5.614cm" svg:x2="13.654cm" svg:y2="4.185cm">
          <text:p/>
        </draw:line>
        <draw:line draw:style-name="gr8" draw:text-style-name="P3" draw:layer="layout" svg:x1="13.654cm" svg:y1="2.535cm" svg:x2="13.654cm" svg:y2="1.382cm">
          <text:p/>
        </draw:line>
        <draw:line draw:style-name="gr8" draw:text-style-name="P3" draw:layer="layout" svg:x1="13.695cm" svg:y1="7.963cm" svg:x2="16.864cm" svg:y2="7.927cm">
          <text:p/>
        </draw:line>
        <draw:line draw:style-name="gr8" draw:text-style-name="P3" draw:layer="layout" svg:x1="14.677cm" svg:y1="12.758cm" svg:x2="14.677cm" svg:y2="16.323cm">
          <text:p/>
        </draw:line>
        <draw:line draw:style-name="gr8" draw:text-style-name="P3" draw:layer="layout" svg:x1="16.864cm" svg:y1="12.999cm" svg:x2="16.899cm" svg:y2="16.323cm">
          <text:p/>
        </draw:line>
        <draw:line draw:style-name="gr8" draw:text-style-name="P3" draw:layer="layout" svg:x1="14.677cm" svg:y1="7.964cm" svg:x2="14.677cm" svg:y2="11.108cm">
          <text:p/>
        </draw:line>
        <draw:line draw:style-name="gr8" draw:text-style-name="P3" draw:layer="layout" svg:x1="16.865cm" svg:y1="7.964cm" svg:x2="16.864cm" svg:y2="10.883cm">
          <text:p/>
        </draw:line>
        <draw:line draw:style-name="gr8" draw:text-style-name="P3" draw:layer="layout" svg:x1="13.66cm" svg:y1="1.382cm" svg:x2="21.38cm" svg:y2="1.382cm">
          <text:p/>
        </draw:line>
        <draw:line draw:style-name="gr8" draw:text-style-name="P3" draw:layer="layout" svg:x1="19.016cm" svg:y1="1.382cm" svg:x2="18.997cm" svg:y2="6.104cm">
          <text:p/>
        </draw:line>
        <draw:line draw:style-name="gr8" draw:text-style-name="P3" draw:layer="layout" svg:x1="21.38cm" svg:y1="1.382cm" svg:x2="21.38cm" svg:y2="2.806cm">
          <text:p/>
        </draw:line>
        <draw:line draw:style-name="gr8" draw:text-style-name="P3" draw:layer="layout" svg:x1="24.043cm" svg:y1="7.828cm" svg:x2="24.026cm" svg:y2="10.172cm">
          <text:p/>
        </draw:line>
        <draw:line draw:style-name="gr8" draw:text-style-name="P3" draw:layer="layout" svg:x1="23.831cm" svg:y1="7.687cm" svg:x2="24.026cm" svg:y2="7.828cm">
          <text:p/>
        </draw:line>
        <draw:line draw:style-name="gr8" draw:text-style-name="P3" draw:layer="layout" svg:x1="24.044cm" svg:y1="11.822cm" svg:x2="24.044cm" svg:y2="16.323cm">
          <text:p/>
        </draw:line>
        <draw:line draw:style-name="gr8" draw:text-style-name="P3" draw:layer="layout" svg:x1="3.847cm" svg:y1="12.229cm" svg:x2="3.847cm" svg:y2="16.323cm">
          <text:p/>
        </draw:line>
        <draw:line draw:style-name="gr8" draw:text-style-name="P3" draw:layer="layout" svg:x1="3.847cm" svg:y1="16.323cm" svg:x2="24.044cm" svg:y2="16.323cm">
          <text:p/>
        </draw:line>
        <draw:line draw:style-name="gr8" draw:text-style-name="P3" draw:layer="layout" svg:x1="10.32cm" svg:y1="12.669cm" svg:x2="10.263cm" svg:y2="16.323cm">
          <text:p/>
        </draw:line>
        <draw:line draw:style-name="gr8" draw:text-style-name="P3" draw:layer="layout" svg:x1="19.023cm" svg:y1="6.396cm" svg:x2="19.051cm" svg:y2="16.323cm">
          <text:p/>
        </draw:line>
        <draw:line draw:style-name="gr8" draw:text-style-name="P3" draw:layer="layout" svg:x1="13.66cm" svg:y1="4.928cm" svg:x2="20.357cm" svg:y2="4.893cm">
          <text:p/>
        </draw:line>
        <draw:line draw:style-name="gr8" draw:text-style-name="P3" draw:layer="layout" svg:x1="20.357cm" svg:y1="4.893cm" svg:x2="20.392cm" svg:y2="11.815cm">
          <text:p/>
        </draw:line>
        <draw:line draw:style-name="gr8" draw:text-style-name="P3" draw:layer="layout" svg:x1="21.406cm" svg:y1="4.475cm" svg:x2="21.441cm" svg:y2="11.102cm">
          <text:p/>
        </draw:line>
        <draw:g>
          <draw:custom-shape draw:style-name="gr9" draw:text-style-name="P4" draw:layer="layout" svg:width="2.044cm" svg:height="2.616cm" svg:x="20.357cm" svg:y="10.474cm">
            <text:p/>
            <draw:enhanced-geometry svg:viewBox="0 0 21600 21600" draw:type="rectangle" draw:enhanced-path="M 0 0 L 21600 0 21600 21600 0 21600 0 0 Z N"/>
          </draw:custom-shape>
          <draw:g>
            <draw:g>
              <draw:line draw:style-name="gr6" draw:text-style-name="P3" draw:layer="layout" svg:x1="20.868cm" svg:y1="11.164cm" svg:x2="20.868cm" svg:y2="12.436cm">
                <text:p/>
              </draw:line>
              <draw:line draw:style-name="gr6" draw:text-style-name="P3" draw:layer="layout" svg:x1="21.393cm" svg:y1="11.146cm" svg:x2="20.868cm" svg:y2="11.481cm">
                <text:p/>
              </draw:line>
              <draw:line draw:style-name="gr7" draw:text-style-name="P3" draw:layer="layout" svg:x1="21.393cm" svg:y1="12.445cm" svg:x2="20.868cm" svg:y2="12.11cm">
                <text:p/>
              </draw:line>
              <draw:line draw:style-name="gr6" draw:text-style-name="P3" draw:layer="layout" svg:x1="21.379cm" svg:y1="10.51cm" svg:x2="21.379cm" svg:y2="11.146cm">
                <text:p/>
              </draw:line>
              <draw:line draw:style-name="gr6" draw:text-style-name="P3" draw:layer="layout" svg:x1="21.379cm" svg:y1="12.438cm" svg:x2="21.379cm" svg:y2="13.074cm">
                <text:p/>
              </draw:line>
              <draw:line draw:style-name="gr6" draw:text-style-name="P3" draw:layer="layout" svg:x1="20.357cm" svg:y1="11.815cm" svg:x2="20.854cm" svg:y2="11.815cm">
                <text:p/>
              </draw:line>
            </draw:g>
          </draw:g>
        </draw:g>
        <draw:custom-shape draw:style-name="gr10" draw:text-style-name="P5" draw:layer="layout" svg:width="1.087cm" svg:height="1.497cm" svg:x="21.02cm" svg:y="11.863cm">
          <text:p/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20.868cm" svg:y1="12.11cm" svg:x2="21.486cm" svg:y2="12.754cm">
          <text:p/>
        </draw:line>
        <draw:line draw:style-name="gr8" draw:text-style-name="P3" draw:layer="layout" svg:x1="21.486cm" svg:y1="12.754cm" svg:x2="21.477cm" svg:y2="16.323cm">
          <text:p/>
        </draw:line>
        <draw:custom-shape draw:style-name="gr12" draw:text-style-name="P6" draw:layer="layout" svg:width="0.83cm" svg:height="0.383cm" draw:transform="rotate (2.27346588364781) translate (21.149cm 11.81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9461.3718411552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2" draw:layer="layout" svg:width="2.364cm" svg:height="0.962cm" svg:x="1.129cm" svg:y="9.691cm">
          <draw:text-box>
            <text:p>V</text:p>
          </draw:text-box>
        </draw:frame>
        <draw:frame draw:style-name="gr3" draw:text-style-name="P2" draw:layer="layout" svg:width="1.694cm" svg:height="0.962cm" svg:x="1.552cm" svg:y="10.183cm">
          <draw:text-box>
            <text:p><text:span text:style-name="T1">in</text:span></text:p>
          </draw:text-box>
        </draw:frame>
        <draw:frame draw:style-name="gr3" draw:text-style-name="P2" draw:layer="layout" svg:width="1.694cm" svg:height="0.962cm" svg:x="4.803cm" svg:y="5.45cm">
          <draw:text-box>
            <text:p><text:span text:style-name="T1">in</text:span></text:p>
          </draw:text-box>
        </draw:frame>
        <draw:frame draw:style-name="gr3" draw:text-style-name="P2" draw:layer="layout" svg:width="1.517cm" svg:height="0.962cm" svg:x="4.304cm" svg:y="5.07cm">
          <draw:text-box>
            <text:p>R</text:p>
          </draw:text-box>
        </draw:frame>
        <draw:frame draw:style-name="gr3" draw:text-style-name="P2" draw:layer="layout" svg:width="2.434cm" svg:height="0.962cm" svg:x="7.479cm" svg:y="4.963cm">
          <draw:text-box>
            <text:p>C</text:p>
          </draw:text-box>
        </draw:frame>
        <draw:frame draw:style-name="gr3" draw:text-style-name="P2" draw:layer="layout" svg:width="1.694cm" svg:height="0.962cm" svg:x="7.976cm" svg:y="5.42cm">
          <draw:text-box>
            <text:p><text:span text:style-name="T1">in</text:span></text:p>
          </draw:text-box>
        </draw:frame>
        <draw:frame draw:style-name="gr3" draw:text-style-name="P2" draw:layer="layout" svg:width="2.116cm" svg:height="0.962cm" svg:x="8.614cm" svg:y="11.02cm">
          <draw:text-box>
            <text:p>R</text:p>
          </draw:text-box>
        </draw:frame>
        <draw:frame draw:style-name="gr3" draw:text-style-name="P2" draw:layer="layout" svg:width="1.694cm" svg:height="0.962cm" svg:x="22.404cm" svg:y="2.775cm">
          <draw:text-box>
            <text:p><text:span text:style-name="T1">out</text:span></text:p>
          </draw:text-box>
        </draw:frame>
        <draw:frame draw:style-name="gr3" draw:text-style-name="P2" draw:layer="layout" svg:width="1.694cm" svg:height="0.962cm" svg:x="17.357cm" svg:y="10.689cm">
          <draw:text-box>
            <text:p><text:span text:style-name="T1">E</text:span></text:p>
          </draw:text-box>
        </draw:frame>
        <draw:frame draw:style-name="gr13" draw:text-style-name="P2" draw:layer="layout" svg:width="1.694cm" svg:height="0.763cm" svg:x="13.388cm" svg:y="10.761cm">
          <draw:text-box>
            <text:p><text:span text:style-name="T1">E</text:span></text:p>
          </draw:text-box>
        </draw:frame>
        <draw:frame draw:style-name="gr3" draw:text-style-name="P2" draw:layer="layout" svg:width="1.694cm" svg:height="0.962cm" svg:x="14.747cm" svg:y="2.422cm">
          <draw:text-box>
            <text:p><text:span text:style-name="T1">c</text:span></text:p>
          </draw:text-box>
        </draw:frame>
        <draw:frame draw:style-name="gr14" draw:text-style-name="P2" draw:layer="layout" svg:width="1.694cm" svg:height="0.99cm" svg:x="8.941cm" svg:y="2.711cm">
          <draw:text-box>
            <text:p><text:span text:style-name="T1">1</text:span></text:p>
          </draw:text-box>
        </draw:frame>
        <draw:frame draw:style-name="gr15" draw:text-style-name="P2" draw:layer="layout" svg:width="1.766cm" svg:height="1.166cm" svg:x="8.964cm" svg:y="11.698cm">
          <draw:text-box>
            <text:p><text:span text:style-name="T1">2</text:span></text:p>
          </draw:text-box>
        </draw:frame>
        <draw:frame draw:style-name="gr3" draw:text-style-name="P2" draw:layer="layout" svg:width="1.87cm" svg:height="0.962cm" svg:x="8.321cm" svg:y="2.194cm">
          <draw:text-box>
            <text:p>R</text:p>
          </draw:text-box>
        </draw:frame>
        <draw:frame draw:style-name="gr3" draw:text-style-name="P2" draw:layer="layout" svg:width="2.363cm" svg:height="0.962cm" svg:x="14.078cm" svg:y="1.989cm">
          <draw:text-box>
            <text:p>R</text:p>
          </draw:text-box>
        </draw:frame>
        <draw:frame draw:style-name="gr3" draw:text-style-name="P2" draw:layer="layout" svg:width="2.399cm" svg:height="0.962cm" svg:x="12.983cm" svg:y="10.255cm">
          <draw:text-box>
            <text:p>R</text:p>
          </draw:text-box>
        </draw:frame>
        <draw:frame draw:style-name="gr3" draw:text-style-name="P2" draw:layer="layout" svg:width="1.234cm" svg:height="0.962cm" svg:x="16.871cm" svg:y="10.15cm">
          <draw:text-box>
            <text:p>C</text:p>
          </draw:text-box>
        </draw:frame>
        <draw:frame draw:style-name="gr3" draw:text-style-name="P2" draw:layer="layout" svg:width="1.692cm" svg:height="0.962cm" svg:x="16.777cm" svg:y="6.111cm">
          <draw:text-box>
            <text:p>Vcc</text:p>
          </draw:text-box>
        </draw:frame>
        <draw:frame draw:style-name="gr3" draw:text-style-name="P2" draw:layer="layout" svg:width="2.716cm" svg:height="0.962cm" svg:x="21.813cm" svg:y="2.272cm">
          <draw:text-box>
            <text:p>R</text:p>
          </draw:text-box>
        </draw:frame>
        <draw:frame draw:style-name="gr3" draw:text-style-name="P2" draw:layer="layout" svg:width="1.694cm" svg:height="0.962cm" svg:x="22.968cm" svg:y="9.795cm">
          <draw:text-box>
            <text:p><text:span text:style-name="T1">L</text:span></text:p>
          </draw:text-box>
        </draw:frame>
        <draw:frame draw:style-name="gr3" draw:text-style-name="P2" draw:layer="layout" svg:width="1.694cm" svg:height="0.962cm" svg:x="22.721cm" svg:y="6.479cm">
          <draw:text-box>
            <text:p><text:span text:style-name="T1">o</text:span></text:p>
          </draw:text-box>
        </draw:frame>
        <draw:frame draw:style-name="gr3" draw:text-style-name="P2" draw:layer="layout" svg:width="1.87cm" svg:height="0.962cm" svg:x="22.301cm" svg:y="6.188cm">
          <draw:text-box>
            <text:p>C</text:p>
          </draw:text-box>
        </draw:frame>
        <draw:frame draw:style-name="gr3" draw:text-style-name="P2" draw:layer="layout" svg:width="1.517cm" svg:height="0.962cm" svg:x="22.509cm" svg:y="9.21cm">
          <draw:text-box>
            <text:p>R</text:p>
          </draw:text-box>
        </draw:frame>
        <draw:frame draw:style-name="gr3" draw:text-style-name="P2" draw:layer="layout" svg:width="1.446cm" svg:height="0.962cm" svg:x="21.767cm" svg:y="12.128cm">
          <draw:text-box>
            <text:p>vo</text:p>
          </draw:text-box>
        </draw:frame>
        <draw:frame draw:style-name="gr3" draw:text-style-name="P2" draw:layer="layout" svg:width="2.399cm" svg:height="0.962cm" svg:x="21.838cm" svg:y="8.421cm">
          <draw:text-box>
            <text:p>+</text:p>
          </draw:text-box>
        </draw:frame>
        <draw:frame draw:style-name="gr3" draw:text-style-name="P2" draw:layer="layout" svg:width="3.28cm" svg:height="0.962cm" svg:x="6.563cm" svg:y="6.938cm">
          <draw:text-box>
            <text:p>+</text:p>
          </draw:text-box>
        </draw:frame>
        <draw:frame draw:style-name="gr3" draw:text-style-name="P2" draw:layer="layout" svg:width="3.21cm" svg:height="0.962cm" svg:x="5.927cm" svg:y="10.502cm">
          <draw:text-box>
            <text:p>V(in2)</text:p>
          </draw:text-box>
        </draw:frame>
        <draw:frame draw:style-name="gr3" draw:text-style-name="P2" draw:layer="layout" svg:width="1.799cm" svg:height="0.962cm" svg:x="21.978cm" svg:y="14.982cm">
          <draw:text-box>
            <text:p>-</text:p>
          </draw:text-box>
        </draw:frame>
        <draw:frame draw:style-name="gr3" draw:text-style-name="P2" draw:layer="layout" svg:width="2.575cm" svg:height="0.962cm" svg:x="6.739cm" svg:y="14.948cm">
          <draw:text-box>
            <text:p>-</text:p>
          </draw:text-box>
        </draw:frame>
        <draw:g>
          <draw:line draw:style-name="gr4" draw:text-style-name="P3" draw:layer="layout" svg:x1="4.218cm" svg:y1="16.772cm" svg:x2="5.724cm" svg:y2="16.747cm">
            <text:p/>
          </draw:line>
          <draw:line draw:style-name="gr4" draw:text-style-name="P3" draw:layer="layout" svg:x1="4.217cm" svg:y1="16.767cm" svg:x2="5.723cm" svg:y2="16.742cm">
            <text:p/>
          </draw:line>
          <draw:line draw:style-name="gr4" draw:text-style-name="P3" draw:layer="layout" svg:x1="5.316cm" svg:y1="16.937cm" svg:x2="4.568cm" svg:y2="16.953cm">
            <text:p/>
          </draw:line>
          <draw:line draw:style-name="gr4" draw:text-style-name="P3" draw:layer="layout" svg:x1="5.118cm" svg:y1="17.105cm" svg:x2="4.759cm" svg:y2="17.113cm">
            <text:p/>
          </draw:line>
          <draw:line draw:style-name="gr4" draw:text-style-name="P3" draw:layer="layout" svg:x1="4.951cm" svg:y1="16.743cm" svg:x2="4.937cm" svg:y2="16.323cm">
            <text:p/>
          </draw:line>
        </draw:g>
        <draw:custom-shape draw:style-name="gr16" draw:text-style-name="P7" draw:layer="layout" svg:width="0.565cm" svg:height="0.564cm" svg:x="13.441cm" svg:y="7.6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0.565cm" svg:height="0.529cm" svg:x="13.3cm" svg:y="4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0.565cm" svg:height="0.529cm" svg:x="18.697cm" svg:y="1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0.565cm" svg:height="0.529cm" svg:x="3.528cm" svg:y="6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8" draw:layer="layout" svg:width="1.905cm" svg:height="0.962cm" svg:x="2.673cm" svg:y="6.249cm">
          <draw:text-box>
            <text:p><text:span text:style-name="T2">in</text:span></text:p>
          </draw:text-box>
        </draw:frame>
        <draw:custom-shape draw:style-name="gr17" draw:text-style-name="P7" draw:layer="layout" svg:width="0.565cm" svg:height="0.529cm" svg:x="6.563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9" draw:layer="layout" svg:width="1.905cm" svg:height="0.962cm" svg:x="6.071cm" svg:y="5.431cm">
          <draw:text-box>
            <text:p><text:span text:style-name="T2">in2</text:span></text:p>
          </draw:text-box>
        </draw:frame>
        <draw:frame draw:style-name="gr19" draw:text-style-name="P9" draw:layer="layout" svg:width="1.905cm" svg:height="0.962cm" svg:x="9.423cm" svg:y="5.42cm">
          <draw:text-box>
            <text:p><text:span text:style-name="T2">base</text:span></text:p>
          </draw:text-box>
        </draw:frame>
        <draw:frame draw:style-name="gr19" draw:text-style-name="P9" draw:layer="layout" svg:width="1.905cm" svg:height="0.962cm" svg:x="13.865cm" svg:y="4.385cm">
          <draw:text-box>
            <text:p><text:span text:style-name="T2">coll</text:span></text:p>
          </draw:text-box>
        </draw:frame>
        <draw:custom-shape draw:style-name="gr16" draw:text-style-name="P7" draw:layer="layout" svg:width="0.565cm" svg:height="0.564cm" svg:x="10.054cm" svg:y="6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9" draw:layer="layout" svg:width="1.905cm" svg:height="0.962cm" svg:x="12.101cm" svg:y="7.927cm">
          <draw:text-box>
            <text:p><text:span text:style-name="T2">emit</text:span></text:p>
          </draw:text-box>
        </draw:frame>
        <draw:custom-shape draw:style-name="gr17" draw:text-style-name="P7" draw:layer="layout" svg:width="0.565cm" svg:height="0.529cm" svg:x="21.202cm" svg:y="7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0.565cm" svg:height="0.529cm" svg:x="23.478cm" svg:y="7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9" draw:layer="layout" svg:width="2.293cm" svg:height="1.673cm" svg:x="19.474cm" svg:y="7.958cm">
          <draw:text-box>
            <text:p><text:span text:style-name="T2">emit2</text:span></text:p>
          </draw:text-box>
        </draw:frame>
        <draw:frame draw:style-name="gr20" draw:text-style-name="P9" draw:layer="layout" svg:width="2.293cm" svg:height="1.673cm" svg:x="23.567cm" svg:y="6.479cm">
          <draw:text-box>
            <text:p><text:span text:style-name="T2">out</text:span></text:p>
          </draw:text-box>
        </draw:frame>
        <draw:line draw:style-name="gr11" draw:text-style-name="P3" draw:layer="layout" svg:x1="18.097cm" svg:y1="6.085cm" svg:x2="20.055cm" svg:y2="6.111cm">
          <text:p/>
        </draw:line>
        <draw:line draw:style-name="gr11" draw:text-style-name="P3" draw:layer="layout" svg:x1="18.679cm" svg:y1="6.396cm" svg:x2="19.42cm" svg:y2="6.396cm">
          <text:p/>
        </draw:line>
        <presentation:notes draw:style-name="dp2">
          <draw:page-thumbnail draw:style-name="gr21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5DC000004654AA1B6D6A05CF6D7.png" xlink:type="simple" xlink:show="embed" xlink:actuate="onLoad"/>
    <draw:fill-image draw:name="msFillBitmap_20_2" draw:display-name="msFillBitmap 2" xlink:href="Pictures/10000000000005DC000004654AA1B6D6A05CF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5-23">23/05/2021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3">TCFE</text:span><text:span text:style-name="MT3">: </text:span><text:span text:style-name="MT3">DEE</text:span><text:span text:style-name="MT3">C/Insti</text:span><text:span text:style-name="MT3">tuto </text:span><text:span text:style-name="MT3">Super</text:span><text:span text:style-name="MT3">ior </text:span><text:span text:style-name="MT3">Técni</text:span><text:span text:style-name="MT3">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4">C</text:span><text:span text:style-name="MT4">li</text:span><text:span text:style-name="MT4">c</text:span><text:span text:style-name="MT4">k </text:span><text:span text:style-name="MT4">t</text:span><text:span text:style-name="MT4">o </text:span><text:span text:style-name="MT4">e</text:span><text:span text:style-name="MT4">d</text:span><text:span text:style-name="MT4">it </text:span><text:span text:style-name="MT4">M</text:span><text:span text:style-name="MT4">a</text:span><text:span text:style-name="MT4">s</text:span><text:span text:style-name="MT4">t</text:span><text:span text:style-name="MT4">e</text:span><text:span text:style-name="MT4">r </text:span><text:span text:style-name="MT4">ti</text:span><text:span text:style-name="MT4">tl</text:span><text:span text:style-name="MT4">e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5">C</text:span><text:span text:style-name="MT5">li</text:span><text:span text:style-name="MT5">c</text:span><text:span text:style-name="MT5">k </text:span><text:span text:style-name="MT5">to </text:span><text:span text:style-name="MT5">e</text:span><text:span text:style-name="MT5">di</text:span><text:span text:style-name="MT5">t </text:span><text:span text:style-name="MT5">M</text:span><text:span text:style-name="MT5">a</text:span><text:span text:style-name="MT5">st</text:span><text:span text:style-name="MT5">e</text:span><text:span text:style-name="MT5">r </text:span><text:span text:style-name="MT5">tit</text:span><text:span text:style-name="MT5">le </text:span><text:span text:style-name="MT5">st</text:span><text:span text:style-name="MT5">yl</text:span><text:span text:style-name="MT5">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5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5-23">23/05/2021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3">TCFE</text:span><text:span text:style-name="MT3">: </text:span><text:span text:style-name="MT3">DEE</text:span><text:span text:style-name="MT3">C/Insti</text:span><text:span text:style-name="MT3">tuto </text:span><text:span text:style-name="MT3">Super</text:span><text:span text:style-name="MT3">ior </text:span><text:span text:style-name="MT3">Técni</text:span><text:span text:style-name="MT3">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0"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Patricia Guerreiro</meta:initial-creator>
    <meta:editing-cycles>97</meta:editing-cycles>
    <meta:creation-date>2014-07-21T10:31:21</meta:creation-date>
    <dc:date>2021-05-23T04:01:19.146386854</dc:date>
    <meta:editing-duration>P3DT3H9M13S</meta:editing-duration>
    <meta:generator>LibreOffice/6.4.7.2$Linux_X86_64 LibreOffice_project/40$Build-2</meta:generator>
    <meta:document-statistic meta:object-count="214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Template-Powerpoint-IST_1.thmx" xlink:href=""/>
  </office:meta>
</office:document-meta>
</file>